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db19" officeooo:paragraph-rsid="0026db19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b1058" officeooo:paragraph-rsid="002b1058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a576a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a576a" officeooo:paragraph-rsid="002a576a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ccc83" officeooo:paragraph-rsid="002ccc83" style:font-style-asian="normal" style:font-weight-asian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2df882" style:font-style-asian="normal" style:font-weight-asian="normal"/>
    </style:style>
    <style:style style:name="T4" style:family="text">
      <style:text-properties fo:language="en" fo:country="US" officeooo:rsid="0020bd24"/>
    </style:style>
    <style:style style:name="T5" style:family="text">
      <style:text-properties fo:language="en" fo:country="US" officeooo:rsid="00218cbb"/>
    </style:style>
    <style:style style:name="T6" style:family="text">
      <style:text-properties fo:language="en" fo:country="US" officeooo:rsid="00278334"/>
    </style:style>
    <style:style style:name="T7" style:family="text">
      <style:text-properties fo:language="en" fo:country="US" officeooo:rsid="00281b0f"/>
    </style:style>
    <style:style style:name="T8" style:family="text">
      <style:text-properties officeooo:rsid="002b1058"/>
    </style:style>
    <style:style style:name="T9" style:family="text">
      <style:text-properties officeooo:rsid="002df882"/>
    </style:style>
    <style:style style:name="T10" style:family="text">
      <style:text-properties officeooo:rsid="002e0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Tapa Ijador Kotaya</text:span>, <text:span text:style-name="T6">sedag-pay melá 3nka netap Marj</text:span><text:span text:style-name="T4"> </text:span>202<text:span text:style-name="T5">6</text:span> <text:span text:style-name="T7">tala tapa 60nka IK Sedag</text:span>.</text:p>
      <text:p text:style-name="P1"/>
      <text:p text:style-name="P4">Tapa Ijador, erájoká-pay tapa epoja máy,</text:p>
      <text:p text:style-name="P1"/>
      <text:p text:style-name="P5">Kiridolay tapa weró tala nahité-ys tefá-notá kúy dé 9 mupé <text:span text:style-name="T9">TNT</text:span>, <text:span text:style-name="T10">narilo pesolik matáya-ys ratsa</text:span><text:span text:style-name="T8">.</text:span></text:p>
      <text:p text:style-name="P6">Tapa nahité-nitule matáya-ys: 2 seda, <text:span text:style-name="T9">4</text:span> mirapé kipi 1 <text:span text:style-name="T9">TNT</text:span>, ituta-ys-pay 3 tefá-notá kúy dé 9.</text:p>
      <text:p text:style-name="P1"/>
      <text:p text:style-name="P3">Kipi iporatí-ys.</text:p>
      <text:p text:style-name="P1"/>
      <text:p text:style-name="P3">Doyálup-li netag,</text:p>
      <text:p text:style-name="P2">Lunar_Lunatic_</text:p>
      <text:p text:style-name="P2">FVerndari</text:p>
      <text:p text:style-name="P1"/>
      <text:p text:style-name="P1"/>
      <text:p text:style-name="P1"/>
      <text:p text:style-name="Standard"><text:span text:style-name="T1">[</text:span><text:span text:style-name="T2">Doyulá 60-6: Nahité-ys tefá-notá kúy dé 9 mupé </text:span><text:span text:style-name="T3">TNT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20:34:32.252757657</dc:date>
    <meta:editing-duration>PT19M5S</meta:editing-duration>
    <meta:editing-cycles>24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66" meta:character-count="417" meta:non-whitespace-character-count="360"/>
  </office:meta>
</office:document-meta>
</file>